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gnostics.addWarning( AnnotationInstance ann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setHasErrors( boolean had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Value value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Instance ann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ArrayArgs( Declaration decl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addWarning( AnnotationValue value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Instance ann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Instance ann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Value value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Declaration decl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Instance ann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Value value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Declaration decl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getAnnotationProcessor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Value value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ArrayArgs( Declaration decl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Value value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ArrayArgs( AnnotationInstance ann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ArrayArgs( AnnotationValue value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Declaration decl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Declaration decl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Instance ann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Value value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ArrayArgs( AnnotationValue value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addError( Declaration decl , String messageKey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Declaration decl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ArrayArgs( AnnotationInstance ann ,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addError( AnnotationValue value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Diagnostics(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AnnotationInstance ann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AnnotationInstance ann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NoPosition( String messag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Warning( Declaration decl , String messageKey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addError( Declaration decl , String message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